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77bbb" officeooo:paragraph-rsid="00177bbb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b2d6a" officeooo:paragraph-rsid="001b2d6a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42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43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45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47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49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52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53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54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55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58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60" style:family="paragraph" style:parent-style-name="Table_20_Contents">
      <style:text-properties officeooo:rsid="0029d368" officeooo:paragraph-rsid="0029d368"/>
    </style:style>
    <style:style style:name="P61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62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63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64" style:family="paragraph" style:parent-style-name="Text_20_body">
      <style:text-properties style:text-position="0% 100%" officeooo:rsid="002aa923" officeooo:paragraph-rsid="002aa923"/>
    </style:style>
    <style:style style:name="P65" style:family="paragraph" style:parent-style-name="Text_20_body">
      <style:text-properties officeooo:paragraph-rsid="001b2d6a"/>
    </style:style>
    <style:style style:name="P66" style:family="paragraph" style:parent-style-name="Text_20_body">
      <style:text-properties officeooo:paragraph-rsid="002a2969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32bdd4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0" style:family="paragraph" style:parent-style-name="Standard">
      <style:paragraph-properties fo:line-height="150%" fo:text-align="start" style:justify-single-word="false"/>
      <style:text-properties officeooo:paragraph-rsid="002f0a3b"/>
    </style:style>
    <style:style style:name="P81" style:family="paragraph" style:parent-style-name="Standard">
      <style:paragraph-properties fo:line-height="150%" fo:text-align="start" style:justify-single-word="false"/>
      <style:text-properties officeooo:paragraph-rsid="00304c7d"/>
    </style:style>
    <style:style style:name="P82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84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85" style:family="paragraph" style:parent-style-name="Standard">
      <style:paragraph-properties fo:line-height="150%" fo:text-align="justify" style:justify-single-word="false"/>
      <style:text-properties officeooo:rsid="0035573f" officeooo:paragraph-rsid="00389b54"/>
    </style:style>
    <style:style style:name="P86" style:family="paragraph" style:parent-style-name="Standard">
      <style:paragraph-properties fo:line-height="150%" fo:text-align="justify" style:justify-single-word="false"/>
      <style:text-properties officeooo:rsid="0035f2ec" officeooo:paragraph-rsid="0035f2ec"/>
    </style:style>
    <style:style style:name="P87" style:family="paragraph" style:parent-style-name="Standard">
      <style:paragraph-properties fo:line-height="150%" fo:text-align="justify" style:justify-single-word="false"/>
      <style:text-properties officeooo:rsid="0037c52d" officeooo:paragraph-rsid="0037c52d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389b54" officeooo:paragraph-rsid="00389b54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39100f" officeooo:paragraph-rsid="0039100f"/>
    </style:style>
    <style:style style:name="P90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91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92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93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94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95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96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98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50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51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52" style:family="text">
      <style:text-properties style:font-name="Times New Roman" fo:font-size="14pt" officeooo:rsid="0022763b" style:font-size-asian="14pt" style:font-size-complex="14pt"/>
    </style:style>
    <style:style style:name="T53" style:family="text">
      <style:text-properties style:font-name="Times New Roman" fo:font-size="14pt" officeooo:rsid="0023dcd2" style:font-size-asian="14pt" style:font-size-complex="14pt"/>
    </style:style>
    <style:style style:name="T54" style:family="text">
      <style:text-properties style:font-name="Times New Roman" fo:font-size="14pt" officeooo:rsid="000cf24d" style:font-size-asian="14pt" style:font-size-complex="14pt"/>
    </style:style>
    <style:style style:name="T55" style:family="text">
      <style:text-properties style:font-name="Times New Roman" fo:font-size="14pt" officeooo:rsid="00215615" style:font-size-asian="14pt" style:font-size-complex="14pt"/>
    </style:style>
    <style:style style:name="T56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57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58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59" style:family="text">
      <style:text-properties style:font-name="Times New Roman" fo:font-style="normal" style:font-style-asian="normal" style:font-style-complex="normal"/>
    </style:style>
    <style:style style:name="T60" style:family="text">
      <style:text-properties style:font-name="Times New Roman" fo:font-style="normal" officeooo:rsid="00216ec6" style:font-style-asian="normal" style:font-style-complex="normal"/>
    </style:style>
    <style:style style:name="T61" style:family="text">
      <style:text-properties officeooo:rsid="0022763b"/>
    </style:style>
    <style:style style:name="T62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63" style:family="text">
      <style:text-properties style:text-position="0% 100%"/>
    </style:style>
    <style:style style:name="T64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65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66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67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68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69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70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text-position="0% 100%" officeooo:rsid="0027a321"/>
    </style:style>
    <style:style style:name="T74" style:family="text">
      <style:text-properties style:text-position="0% 100%" fo:font-weight="normal" style:font-weight-asian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80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81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82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83" style:family="text">
      <style:text-properties style:text-position="sub 58%" officeooo:rsid="0027a321"/>
    </style:style>
    <style:style style:name="T84" style:family="text">
      <style:text-properties style:text-position="sub 58%" fo:font-weight="normal" style:font-weight-asian="normal" style:font-weight-complex="normal"/>
    </style:style>
    <style:style style:name="T85" style:family="text">
      <style:text-properties officeooo:rsid="0027a321"/>
    </style:style>
    <style:style style:name="T86" style:family="text">
      <style:text-properties officeooo:rsid="003a44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ОБРНАУКИ РОССИИ</text:p>
      <text:p text:style-name="P1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1"/>
      <text:p text:style-name="P11">Интернет-институт</text:p>
      <text:p text:style-name="P7"/>
      <text:p text:style-name="P7"/>
      <text:p text:style-name="P7"/>
      <text:p text:style-name="P26"><text:span text:style-name="T54">ПРАКТИЧЕСКАЯ</text:span><text:span text:style-name="T55"> РАБОТА</text:span></text:p>
      <text:p text:style-name="P8">по дисциплине</text:p>
      <text:p text:style-name="P26"><text:span text:style-name="T52">«</text:span><text:span text:style-name="T54">Информатика</text:span><text:span text:style-name="T52">»</text:span></text:p>
      <text:p text:style-name="P8">Семестр 1</text:p>
      <text:p text:style-name="P8"/>
      <text:p text:style-name="P8"/>
      <text:p text:style-name="P8">Вариант 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61">Выполнил: студент гр. </text:span>ИБ262521-ф</text:p>
      <text:p text:style-name="P9">Артемов Александр Евгеньевич</text:p>
      <text:p text:style-name="P25"><text:span text:style-name="T52">Проверил: канд. техн. наук, доц.</text:span><text:span text:style-name="T53"> Баранова Е.М.</text:span></text:p>
      <text:p text:style-name="P6"/>
      <text:p text:style-name="P6"/>
      <text:p text:style-name="P6"/>
      <text:p text:style-name="P5">Тула 2022</text:p>
      <text:p text:style-name="P58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42"><text:span text:style-name="T2">В</text:span><text:span text:style-name="T1">ариант: 3 — задачи 3, 8, 13.</text:span></text:p>
      <text:p text:style-name="P3"/>
      <text:p text:style-name="P27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44"><text:span text:style-name="T3">Р</text:span><text:span text:style-name="T1">ешение:</text:span></text:p>
      <text:p text:style-name="P44"><draw:frame draw:style-name="fr1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1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28"><text:span text:style-name="T5"><draw:frame draw:style-name="fr1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1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1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46"><text:span text:style-name="T5">К</text:span><text:span text:style-name="T1">оличество информации в сообщении о выборе научной книги:</text:span></text:p>
      <text:p text:style-name="P4"><draw:frame draw:style-name="fr1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9"><text:span text:style-name="T5">К</text:span><text:span text:style-name="T6">оличество информации в сообщении о выборе художественной книги:</text:span></text:p>
      <text:p text:style-name="P4"><draw:frame draw:style-name="fr1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9"><text:span text:style-name="T5">К</text:span><text:span text:style-name="T6">оличество информации в сообщении о выборе книги:</text:span></text:p>
      <text:p text:style-name="P4"><draw:frame draw:style-name="fr1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">Ответ: 1,74 бит; 0,51 бит; 0 бит.</text:p>
      <text:p text:style-name="P4"/>
      <text:p text:style-name="P29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45"><text:span text:style-name="T3">Р</text:span><text:span text:style-name="T6">ешение:</text:span></text:p>
      <text:p text:style-name="P45"><text:span text:style-name="T6"><draw:frame draw:style-name="fr1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1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7"><text:span text:style-name="T49">Мощность алфавита N </text:span><text:span text:style-name="T50">= 4,</text:span><text:span text:style-name="T49"> </text:span><text:span text:style-name="T50">количество символов для кодировки </text:span><text:span text:style-name="T8">m</text:span><text:span text:style-name="T50"> = 2 (0 и 1).</text:span></text:p>
      <text:p text:style-name="P47"><text:soft-page-break/><text:span text:style-name="T50">Количество разрядов (бит), с помощью которых будет осуществляться кодировка </text:span><text:span text:style-name="T51">одного символа</text:span><draw:frame draw:style-name="fr1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47"><draw:frame draw:style-name="fr1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30"><text:span text:style-name="T12">Ответ: </text:span><text:span text:style-name="T13">5</text:span><text:span text:style-name="T12"> б</text:span><text:span text:style-name="T13">ай</text:span><text:span text:style-name="T12">т.</text:span></text:p>
      <text:p text:style-name="P14"/>
      <text:p text:style-name="P31"><text:span text:style-name="T12">1</text:span><text:span text:style-name="T14">3. </text:span><text:span text:style-name="T11">Сколько двоичных разрядов достаточно для кодирования 25 различных состояний?</text:span></text:p>
      <text:p text:style-name="P31"><text:span text:style-name="T11"><draw:frame draw:style-name="fr1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2">, </text:span><text:span text:style-name="T16">откуда</text:span><text:span text:style-name="T12"><draw:frame draw:style-name="fr1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. </text:span></text:p>
      <text:p text:style-name="P48"><text:span text:style-name="T12">К</text:span><text:span text:style-name="T11">оличество разрядов должно быть целым положительным числом, поэтому </text:span><text:span text:style-name="T11"><draw:frame draw:style-name="fr1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, </text:span><text:span text:style-name="T17">откуда </text:span><text:span text:style-name="T17"><draw:frame draw:style-name="fr1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, т.к. </text:span><text:span text:style-name="T17"><draw:frame draw:style-name="fr1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.</text:span></text:p>
      <text:p text:style-name="P15">Ответ: 5.</text:p>
      <text:p text:style-name="P15"/>
      <text:p text:style-name="P16">Вывод.</text:p>
      <text:p text:style-name="P32"><text:span text:style-name="T18">1. </text:span><text:span text:style-name="T11">Наиболее распространены два подхода к определению количества информации:</text:span></text:p>
      <text:list xml:id="list1673500024" text:style-name="L1">
        <text:list-item>
          <text:p text:style-name="P97">вероятностный — количество информации определяется исходя из энтропии опыта; </text:p>
        </text:list-item>
        <text:list-item>
          <text:p text:style-name="P92"><text:span text:style-name="T11">объемный — количество информации измеряется в битах </text:span><text:span text:style-name="T19">(</text:span><text:span text:style-name="T11">один бит – это вероятность появления одного из двух равно возможных значений, в двоичном коде – 0 или 1</text:span><text:span text:style-name="T19">) — </text:span><text:span text:style-name="T11">минимальных информационных единицах. </text:span></text:p>
        </text:list-item>
      </text:list>
      <text:p text:style-name="P33"><text:span text:style-name="T19">2. </text:span><text:span text:style-name="Strong_20_Emphasis"><text:span text:style-name="T44">Энтропия</text:span></text:span><text:span text:style-name="T11"> – это мера неопределенности в результатах исхода опыта, </text:span><text:span text:style-name="T19">определяется по формуле: </text:span><text:span text:style-name="T19"><draw:frame draw:style-name="fr1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, где</text:span></text:p>
      <text:p text:style-name="P33"><text:span text:style-name="T9"><draw:frame draw:style-name="fr1" draw:name="Объект20" text:anchor-type="as-char" svg:y="-0.377cm" svg:width="0.57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<text:s/>— энтропия исходов опыта, </text:span></text:p>
      <text:p text:style-name="P34"><text:span text:style-name="T14"><draw:frame draw:style-name="fr1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9"><text:s/>— вероятность того, что исход опыта будет находиться в </text:span><text:span text:style-name="T9">i</text:span><text:span text:style-name="T19">–том состоянии,</text:span></text:p>
      <text:p text:style-name="P34"><text:span text:style-name="T19"><draw:frame draw:style-name="fr1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— количество состояний, которые может принимать исход опыта.</text:span></text:p>
      <text:p text:style-name="P18"/>
      <text:p text:style-name="P18"/>
      <text:p text:style-name="P18"/>
      <text:p text:style-name="P49"><text:soft-page-break/><text:span text:style-name="T19">3. </text:span><text:span text:style-name="T11">Для решения задач использованы:</text:span></text:p>
      <text:p text:style-name="P49"><text:span text:style-name="T11">- метод вычисления количества информации </text:span><text:span text:style-name="T22">на основании вероятности наступления события</text:span><text:span text:style-name="T11"> по формуле </text:span><text:span text:style-name="T15"><draw:frame draw:style-name="fr1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0">, </text:span><text:span text:style-name="T21">где </text:span><text:span text:style-name="T21"><draw:frame draw:style-name="fr1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- вероятность события;</text:span></text:p>
      <text:p text:style-name="P35"><text:span text:style-name="T21">- </text:span><text:span text:style-name="T22">метод комбинаторики для вычисления количества объектов, закодированных определенной последовательностью символов по формуле </text:span><text:span text:style-name="T22"><draw:frame draw:style-name="fr1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, где <text:line-break/>m = 2, так как </text:span><text:span text:style-name="T23">для кодирования используется </text:span><text:span text:style-name="T24">бинарный код</text:span><text:span text:style-name="T23"> (0 и 1), </text:span><text:span text:style-name="T24">а </text:span><text:span text:style-name="T10">n — </text:span><text:span text:style-name="T24">количество символов используемого алфавита.</text:span></text:p>
      <text:p text:style-name="P59"><text:span text:style-name="T56">Практическая работа № </text:span><text:span text:style-name="T57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43"><text:span text:style-name="T25">В</text:span><text:span text:style-name="T24">ариант: 3 — задачи 3, 8, 13, </text:span><text:span text:style-name="T26">18, 23, 28</text:span><text:span text:style-name="T24">.</text:span></text:p>
      <text:p text:style-name="P19"/>
      <text:p text:style-name="P37"><text:span text:style-name="T24">3. Определить сумму чисел 1001</text:span><text:span text:style-name="T62">2</text:span><text:span text:style-name="T24">, 1001</text:span><text:span text:style-name="T62">8</text:span><text:span text:style-name="T24">, 1001</text:span><text:span text:style-name="T62">16</text:span><text:span text:style-name="T24"> и указать ее в десятичной системе счисления.</text:span></text:p>
      <text:p text:style-name="P67">Решение:</text:p>
      <text:p text:style-name="P67">Переведем все числа в десятичную систему счисления.</text:p>
      <text:p text:style-name="P72"><draw:frame draw:style-name="fr1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72"><draw:frame draw:style-name="fr1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72"><draw:frame draw:style-name="fr1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68"><draw:frame draw:style-name="fr1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50"><text:span text:style-name="T59">Ответ: </text:span><text:span text:style-name="T60">4619</text:span></text:p>
      <text:p text:style-name="P68"/>
      <text:p text:style-name="P20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21">Решение:</text:p>
      <text:p text:style-name="P22">Пусть искомое основание системы счисления равно 63, тогда:</text:p>
      <text:p text:style-name="P23">4053 : 63 = 64 остаток 25</text:p>
      <text:p text:style-name="P23">64 : 63 = 1 остаток 1</text:p>
      <text:p text:style-name="P23">Значит, <draw:frame draw:style-name="fr1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38"><text:span text:style-name="T28">Пусть искомое основание системы счисления равно 6</text:span><text:span text:style-name="T29">4</text:span><text:span text:style-name="T28">, тогда:</text:span></text:p>
      <text:p text:style-name="P23">4053 : 64 = 63 остаток 25</text:p>
      <text:p text:style-name="P38"><text:span text:style-name="T29">Значит, </text:span><text:span text:style-name="T29"><draw:frame draw:style-name="fr1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9">- два разряда.</text:span></text:p>
      <text:p text:style-name="P39"><text:span text:style-name="T28">Пусть искомое основание системы счисления равно </text:span><text:span text:style-name="T30">15</text:span><text:span text:style-name="T28">, тогда:</text:span></text:p>
      <text:p text:style-name="P39"><text:span text:style-name="T29">4053 : </text:span><text:span text:style-name="T30">15</text:span><text:span text:style-name="T29"> = </text:span><text:span text:style-name="T30">270</text:span><text:span text:style-name="T29"> остаток </text:span><text:span text:style-name="T30">3</text:span></text:p>
      <text:p text:style-name="P39"><text:span text:style-name="T30">270</text:span><text:span text:style-name="T29"> : </text:span><text:span text:style-name="T30">15</text:span><text:span text:style-name="T29"> = </text:span><text:span text:style-name="T30">18</text:span><text:span text:style-name="T29"> остаток </text:span><text:span text:style-name="T30">0</text:span></text:p>
      <text:p text:style-name="P39"><text:span text:style-name="T30">18</text:span><text:span text:style-name="T29"> : </text:span><text:span text:style-name="T30">15</text:span><text:span text:style-name="T29"> = </text:span><text:span text:style-name="T30">1</text:span><text:span text:style-name="T29"> остаток </text:span><text:span text:style-name="T30">3</text:span></text:p>
      <text:p text:style-name="P39"><text:soft-page-break/><text:span text:style-name="T29">Значит, </text:span><text:span text:style-name="T29"><draw:frame draw:style-name="fr1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9">- </text:span><text:span text:style-name="T30">четыре</text:span><text:span text:style-name="T29"> разряда.</text:span></text:p>
      <text:p text:style-name="P39"><text:span text:style-name="T28">Пусть искомое основание системы счисления равно </text:span><text:span text:style-name="T30">16</text:span><text:span text:style-name="T28">, тогда:</text:span></text:p>
      <text:p text:style-name="P39"><text:span text:style-name="T29">4053 : </text:span><text:span text:style-name="T30">16</text:span><text:span text:style-name="T29"> = </text:span><text:span text:style-name="T30">253</text:span><text:span text:style-name="T29"> остаток </text:span><text:span text:style-name="T30">5</text:span></text:p>
      <text:p text:style-name="P39"><text:span text:style-name="T30">253</text:span><text:span text:style-name="T29"> : </text:span><text:span text:style-name="T30">16</text:span><text:span text:style-name="T29"> = </text:span><text:span text:style-name="T30">15 (F)</text:span><text:span text:style-name="T29"> остаток </text:span><text:span text:style-name="T30">13 (D)</text:span></text:p>
      <text:p text:style-name="P39"><text:span text:style-name="T29">Значит, </text:span><text:span text:style-name="T29"><draw:frame draw:style-name="fr1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9">- </text:span><text:span text:style-name="T30">три</text:span><text:span text:style-name="T29"> разряда.</text:span></text:p>
      <text:p text:style-name="P39"><text:span text:style-name="T47">Ответ: </text:span><text:span text:style-name="T48">64, 16.</text:span></text:p>
      <text:p text:style-name="P20"/>
      <text:p text:style-name="P36"><text:span text:style-name="T24">1</text:span><text:span text:style-name="T27">3. </text:span><text:span text:style-name="T11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70">Решение:</text:p>
      <text:p text:style-name="P51"><text:span text:style-name="T11">Целая часть </text:span><text:span text:style-name="T11"><draw:frame draw:style-name="fr1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.</text:span></text:p>
      <text:p text:style-name="P52"><text:span text:style-name="T64">0,27 x 6 = </text:span><text:span text:style-name="T68">1</text:span><text:span text:style-name="T70">,62</text:span></text:p>
      <text:p text:style-name="P52"><text:span text:style-name="T70">0,62 x 6 = </text:span><text:span text:style-name="T68">3</text:span><text:span text:style-name="T70">,72</text:span></text:p>
      <text:p text:style-name="P52"><text:span text:style-name="T70">0,72 x 6 = </text:span><text:span text:style-name="T68">4</text:span><text:span text:style-name="T70">,32</text:span></text:p>
      <text:p text:style-name="P52"><text:span text:style-name="T70">0,32 x 6 = </text:span><text:span text:style-name="T68">1</text:span><text:span text:style-name="T70">,92</text:span></text:p>
      <text:p text:style-name="P52"><text:span text:style-name="T70">0,92 x 6 = </text:span><text:span text:style-name="T68">5</text:span><text:span text:style-name="T70">,52</text:span></text:p>
      <text:p text:style-name="P53"><text:span text:style-name="T70">4,27</text:span><text:span text:style-name="T44">10</text:span><text:span text:style-name="T70"> = 4,1342</text:span><text:span text:style-name="T44">6</text:span></text:p>
      <text:p text:style-name="P54"/>
      <text:p text:style-name="P40"><text:span text:style-name="T47">Ответ: </text:span><text:span text:style-name="T71">4,1342</text:span><text:span text:style-name="T77">6</text:span><text:span text:style-name="T48">.</text:span></text:p>
      <text:p text:style-name="P71"/>
      <text:p text:style-name="P36"><text:span text:style-name="T27">18. </text:span><text:span text:style-name="T11">Разделить на два число 10010010, записанное в двоичной системе счисления. Сделать выводы.</text:span></text:p>
      <text:p text:style-name="P56"><text:span text:style-name="T11">10010010</text:span><text:span text:style-name="T79">2</text:span><text:span text:style-name="T64"> : 2</text:span><text:span text:style-name="T79">10</text:span><text:span text:style-name="T64"> = 1001001</text:span><text:span text:style-name="T79">2</text:span></text:p>
      <text:p text:style-name="P55"><text:span text:style-name="T11">При делении </text:span><text:span text:style-name="T31">четного </text:span><text:span text:style-name="T11">двоичного числа на два </text:span><text:span text:style-name="T31">двоичное число сокращается на младший разряд.</text:span></text:p>
      <text:p text:style-name="P57"><text:span text:style-name="T11">Ответ: </text:span><text:span text:style-name="T65">1001001</text:span><text:span text:style-name="T80">2</text:span><text:span text:style-name="T65">.</text:span></text:p>
      <text:p text:style-name="P71"/>
      <text:p text:style-name="P36"><text:span text:style-name="T27">23. </text:span><text:span text:style-name="T11">Выполнить операцию вычитания для чисел: </text:span></text:p>
      <text:list xml:id="list829127853" text:style-name="L2">
        <text:list-item>
          <text:p text:style-name="P98">в двоичной системе счисления 101011 – 101101; </text:p>
        </text:list-item>
        <text:list-item>
          <text:p text:style-name="P98">в восьмеричной системе счисления 271 – 36;</text:p>
        </text:list-item>
        <text:list-item>
          <text:p text:style-name="P93">в шестнадцатеричной системе счисления C5F – 72.</text:p>
          <text:p text:style-name="P95"/>
        </text:list-item>
      </text:list>
      <text:p text:style-name="P63"><text:soft-page-break/>Решение:</text:p>
      <text:p text:style-name="P63">101011<text:span text:style-name="T83">2</text:span> – 101101<text:span text:style-name="T83">2</text:span><text:span text:style-name="T85"> = -10</text:span><text:span text:style-name="T83">2</text:span></text:p>
      <text:p text:style-name="P63">271<text:span text:style-name="T84">8</text:span><text:span text:style-name="T75"> - 36</text:span><text:span text:style-name="T84">8</text:span><text:span text:style-name="T75"> = 233</text:span><text:span text:style-name="T84">8</text:span></text:p>
      <text:p text:style-name="P63"><text:span text:style-name="T75">C5F</text:span><text:span text:style-name="T84">16</text:span><text:span text:style-name="T75"> - 72</text:span><text:span text:style-name="T84">16</text:span><text:span text:style-name="T75"> = BED</text:span><text:span text:style-name="T84">16</text:span></text:p>
      <text:p text:style-name="P62"><text:span text:style-name="T63">Ответ: </text:span><text:span text:style-name="T73">-10</text:span><text:span text:style-name="T83">2</text:span><text:span text:style-name="T73">, </text:span><text:span text:style-name="T74">233</text:span><text:span text:style-name="T84">8</text:span><text:span text:style-name="T74">, BED</text:span><text:span text:style-name="T84">16</text:span><text:span text:style-name="T74">.</text:span></text:p>
      <text:p text:style-name="P96"/>
      <text:p text:style-name="P65"><text:span text:style-name="T27">28. </text:span><text:span text:style-name="T11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399668616107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60"/>
            <text:p text:style-name="P60">х</text:p>
          </table:table-cell>
          <table:table-cell table:style-name="Таблица1.A1" office:value-type="string">
            <text:p text:style-name="P60">3</text:p>
          </table:table-cell>
          <table:table-cell table:style-name="Таблица1.A1" office:value-type="string">
            <text:p text:style-name="P60">4</text:p>
          </table:table-cell>
          <table:table-cell table:style-name="Таблица1.A1" office:value-type="string">
            <text:p text:style-name="P60">5</text:p>
          </table:table-cell>
        </table:table-row>
        <table:table-row table:style-name="TableLine93996686456800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60">3</text:p>
          </table:table-cell>
          <table:table-cell table:style-name="Таблица1.D2" office:value-type="string">
            <text:p text:style-name="P60">6</text:p>
          </table:table-cell>
          <table:table-cell table:style-name="Таблица1.D2" office:value-type="string">
            <text:p text:style-name="P60">2</text:p>
          </table:table-cell>
        </table:table-row>
        <table:table-row table:style-name="TableLine93996686458448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0">7</text:p>
          </table:table-cell>
          <table:table-cell table:style-name="Таблица1.A1" office:value-type="string">
            <text:p text:style-name="P60">1</text:p>
          </table:table-cell>
          <table:table-cell table:style-name="Таблица1.A1" office:value-type="string">
            <text:p text:style-name="P60">2</text:p>
          </table:table-cell>
        </table:table-row>
        <table:table-row table:style-name="TableLine9399668645974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0">2</text:p>
          </table:table-cell>
          <table:table-cell table:style-name="Таблица1.A1" office:value-type="string">
            <text:p text:style-name="P60">5</text:p>
          </table:table-cell>
          <table:table-cell table:style-name="Таблица1.A1" office:value-type="string">
            <text:p text:style-name="P60">3</text:p>
          </table:table-cell>
          <table:table-cell table:style-name="Таблица1.A1" office:value-type="string">
            <text:p text:style-name="P60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3996686461120">
          <table:table-cell table:style-name="Таблица1.D2" office:value-type="string">
            <text:p text:style-name="P60">1</text:p>
          </table:table-cell>
          <table:table-cell table:style-name="Таблица1.D2" office:value-type="string">
            <text:p text:style-name="P60">2</text:p>
          </table:table-cell>
          <table:table-cell table:style-name="Таблица1.D2" office:value-type="string">
            <text:p text:style-name="P60">5</text:p>
          </table:table-cell>
          <table:table-cell table:style-name="Таблица1.D2" office:value-type="string">
            <text:p text:style-name="P60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3996686462528">
          <table:table-cell table:style-name="Таблица1.A1" office:value-type="string">
            <text:p text:style-name="P60">1</text:p>
          </table:table-cell>
          <table:table-cell table:style-name="Таблица1.A1" office:value-type="string">
            <text:p text:style-name="P60">5</text:p>
          </table:table-cell>
          <table:table-cell table:style-name="Таблица1.A1" office:value-type="string">
            <text:p text:style-name="P60">4</text:p>
          </table:table-cell>
          <table:table-cell table:style-name="Таблица1.A1" office:value-type="string">
            <text:p text:style-name="P60">1</text:p>
          </table:table-cell>
          <table:table-cell table:style-name="Таблица1.A1" office:value-type="string">
            <text:p text:style-name="P60">7</text:p>
          </table:table-cell>
          <table:table-cell table:style-name="Таблица1.A1" office:value-type="string">
            <text:p text:style-name="P60">2</text:p>
          </table:table-cell>
        </table:table-row>
      </table:table>
      <text:p text:style-name="P61"/>
      <text:p text:style-name="P66"><text:span text:style-name="T32">345</text:span><text:span text:style-name="T81">8</text:span><text:span text:style-name="T66"> x 362</text:span><text:span text:style-name="T81">8</text:span><text:span text:style-name="T69"> = </text:span><text:span text:style-name="T72">154172</text:span><text:span text:style-name="T78">8</text:span></text:p>
      <text:p text:style-name="P64"><text:span text:style-name="T45">О</text:span><text:span text:style-name="T44">твет: </text:span><text:span text:style-name="T45">154172</text:span><text:span text:style-name="T78">8</text:span><text:span text:style-name="T45">.</text:span></text:p>
      <text:p text:style-name="P61"/>
      <text:p text:style-name="P17">Вывод.</text:p>
      <text:p text:style-name="P24">1. Подходы к вычислению в различных системах счисления аналогичны вычислению в десятичной системе с учетом основания.</text:p>
      <text:p text:style-name="P41"><text:span text:style-name="T33">2. </text:span><text:span text:style-name="Strong_20_Emphasis"><text:span text:style-name="T46">Система счисления</text:span></text:span><text:span text:style-name="T33"> – это способ записи чисел.</text:span></text:p>
      <text:p text:style-name="P73"><text:span text:style-name="T33">3. </text:span><text:span text:style-name="T34">Использовались методы перевода целых и дробных чисел из различных систем счисления в </text:span><text:span text:style-name="T33">десятичн</text:span><text:span text:style-name="T34">ую</text:span><text:span text:style-name="T33"> систем</text:span><text:span text:style-name="T34">у счисления и обратно, методы вычислений в различных системах счисления с учетом основания системы.</text:span></text:p>
      <text:p text:style-name="P90"><text:span text:style-name="T56">Практическая работа № </text:span><text:span text:style-name="T58">3</text:span></text:p>
      <text:p text:style-name="P80"><text:span text:style-name="T2">Тема: Кодирование текстовой информации.</text:span></text:p>
      <text:p text:style-name="P81"><text:span text:style-name="T2">Цель работы: Получение основных навыков работы с кодовыми таблицами.</text:span></text:p>
      <text:p text:style-name="P82"><text:span text:style-name="T25">В</text:span><text:span text:style-name="T34">ариант: 3 — задачи 3, 8, 13, </text:span><text:span text:style-name="T35">18, 23</text:span><text:span text:style-name="T34">.</text:span></text:p>
      <text:p text:style-name="P82"><text:span text:style-name="T34"/></text:p>
      <text:p text:style-name="P74"><text:span text:style-name="T34">3. Определить, сколько байтов займет слово ИНФОРМАТИЗАЦИЯ в кодировке КОИ–8.</text:span></text:p>
      <text:p text:style-name="P83"><text:span text:style-name="T34">Р</text:span><text:span text:style-name="T11">ешение:</text:span></text:p>
      <text:p text:style-name="P77"><text:span text:style-name="T37">В </text:span><text:span text:style-name="T34">слов</text:span><text:span text:style-name="T37">е</text:span><text:span text:style-name="T34"> ИНФОРМАТИЗАЦИЯ </text:span><text:span text:style-name="T37">14 символов. В кодировке КОИ-8 один символ занимает 8 бит или 1 байт, соответственно, слово </text:span><text:span text:style-name="T34">ИНФОРМАТИЗАЦИЯ </text:span><text:span text:style-name="T37">в кодировке КОИ-8 будет иметь размер <text:s/>14 символов * 1 байт = 14 байт.</text:span></text:p>
      <text:p text:style-name="P77"><text:span text:style-name="T37">Ответ: 14 байт.</text:span></text:p>
      <text:p text:style-name="P77"><text:span text:style-name="T37"/></text:p>
      <text:p text:style-name="P76"><text:span text:style-name="T34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span></text:p>
      <text:p text:style-name="P83"><text:span text:style-name="T34">Р</text:span><text:span text:style-name="T11">ешение: Данное предложение состоит из 38 символов, </text:span><text:span text:style-name="T38">значит информационный объем будет 38 символов * 10 байт = 380 байт.</text:span></text:p>
      <text:p text:style-name="P84"><text:span text:style-name="T38">О</text:span><text:span text:style-name="T11">твет: <text:s/>380 байт.</text:span></text:p>
      <text:p text:style-name="P83"><text:span text:style-name="T11"/></text:p>
      <text:p text:style-name="P74"><text:span text:style-name="T34">1</text:span><text:span text:style-name="T35">3. </text:span><text:span text:style-name="T11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84"><text:span text:style-name="T11">Решение:</text:span></text:p>
      <text:p text:style-name="P84"><text:span text:style-name="T11">Пусть n — количество символов в сообщении, тогда:</text:span></text:p>
      <text:p text:style-name="P84"><text:span text:style-name="T11">16n — 960 = 8n <text:s/>=&gt; <text:s/>8n = 960 <text:s/>=&gt; <text:s/>n = 120.</text:span></text:p>
      <text:p text:style-name="P84"><text:span text:style-name="T11">Ответ: 120 символов.</text:span></text:p>
      <text:p text:style-name="P74"><text:span text:style-name="T11"/></text:p>
      <text:p text:style-name="P74"><text:soft-page-break/><text:span text:style-name="T35">18. </text:span><text:span text:style-name="T11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5">.</text:span></text:p>
      <text:p text:style-name="P84"><text:span text:style-name="T35">Р</text:span><text:span text:style-name="T11">ешение:</text:span></text:p>
      <table:table table:name="Таблица2" table:style-name="Таблица2">
        <table:table-column table:style-name="Таблица2.A" table:number-columns-repeated="4"/>
        <table:table-row table:style-name="TableLine93996729544672">
          <table:table-cell table:style-name="Таблица2.A1" office:value-type="string">
            <text:p text:style-name="P91">А</text:p>
          </table:table-cell>
          <table:table-cell table:style-name="Таблица2.A1" office:value-type="string">
            <text:p text:style-name="P91">Б</text:p>
          </table:table-cell>
          <table:table-cell table:style-name="Таблица2.A1" office:value-type="string">
            <text:p text:style-name="P91">В</text:p>
          </table:table-cell>
          <table:table-cell table:style-name="Таблица2.A1" office:value-type="string">
            <text:p text:style-name="P91">Г</text:p>
          </table:table-cell>
        </table:table-row>
        <table:table-row table:style-name="TableLine93996729544672">
          <table:table-cell table:style-name="Таблица2.A1" office:value-type="string">
            <text:p text:style-name="P91">00</text:p>
          </table:table-cell>
          <table:table-cell table:style-name="Таблица2.A1" office:value-type="string">
            <text:p text:style-name="P91">01</text:p>
          </table:table-cell>
          <table:table-cell table:style-name="Таблица2.A1" office:value-type="string">
            <text:p text:style-name="P91">10</text:p>
          </table:table-cell>
          <table:table-cell table:style-name="Таблица2.A1" office:value-type="string">
            <text:p text:style-name="P91">11</text:p>
          </table:table-cell>
        </table:table-row>
      </table:table>
      <text:p text:style-name="P84"><text:span text:style-name="T11">В соответствии с данной таблицей кодировки последовательность ГАВБ будет </text:span><text:span text:style-name="T39">закодирована как 11001001</text:span><text:span text:style-name="T82">2</text:span><text:span text:style-name="T67"> = С9</text:span><text:span text:style-name="T82">16</text:span><text:span text:style-name="T67">.</text:span></text:p>
      <text:p text:style-name="P84"><text:span text:style-name="T11">Ответ: С9</text:span><text:span text:style-name="T76">16</text:span><text:span text:style-name="T70">.</text:span></text:p>
      <text:p text:style-name="P84"><text:span text:style-name="T11"/></text:p>
      <text:p text:style-name="P75"><text:span text:style-name="T35">2</text:span><text:span text:style-name="T36">3. </text:span><text:span text:style-name="T11">При перекодировке сообщения из кода ASCII в код Unicode объем сообщения изменился на </text:span><text:span text:style-name="T36">1/1024</text:span><text:span text:style-name="T11"> Мб. Определить, сколько символов содержит сообщение.</text:span></text:p>
      <text:p text:style-name="P86"><text:span text:style-name="T11">Решение:</text:span></text:p>
      <text:p text:style-name="P87"><text:span text:style-name="T11">При переводе сообщения из ASCII в Unicode объем увеличится в 2 раза, так как в ASCII 1 символ кодируется 1 байтом, а в Unicode 2 байта.</text:span></text:p>
      <text:p text:style-name="P87"><text:span text:style-name="T11">1/1024 Мб = 1 Кб = 1024 байт.</text:span></text:p>
      <text:p text:style-name="P85"><text:span text:style-name="T11">Пусть n — количество символов в сообщении, тогда:</text:span></text:p>
      <text:p text:style-name="P78"><text:span text:style-name="T40">2</text:span><text:span text:style-name="T38">n — </text:span><text:span text:style-name="T40">1024</text:span><text:span text:style-name="T38"> = n</text:span></text:p>
      <text:p text:style-name="P78"><text:span text:style-name="T38">n </text:span><text:span text:style-name="T40">=</text:span><text:span text:style-name="T38"> </text:span><text:span text:style-name="T40">1024</text:span></text:p>
      <text:p text:style-name="P88"><text:span text:style-name="T11">Ответ: 1024 символа.</text:span></text:p>
      <text:p text:style-name="P88"><text:span text:style-name="T11"/></text:p>
      <text:p text:style-name="P89"><text:span text:style-name="T11">Вывод.</text:span></text:p>
      <text:p text:style-name="P79"><text:span text:style-name="T41">1. </text:span><text:span text:style-name="T11">Кодирование текстовой информации заключается в том, что каждому символу ставится в соответствие уникальный десятичный код</text:span><text:span text:style-name="T41">.</text:span></text:p>
      <text:p text:style-name="P79"><text:span text:style-name="T43">2. Система кодирования текста — это стандарт, в котором закрепляется соответствие кодов и символов в виде таблицы. </text:span><text:span text:style-name="T42">Существуют различные таблицы кодировки, такие как DOS, ISO, WINDOWS, KOI8–R, KOI8–U, UNICODE.</text:span></text:p>
      <text:p text:style-name="P88"><text:soft-page-break/><text:span text:style-name="T38"/></text:p>
      <text:p text:style-name="P87"><text:span text:style-name="T11"/>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05T21:36:44.252432018</dc:date>
    <meta:editing-duration>PT9M6S</meta:editing-duration>
    <meta:editing-cycles>7</meta:editing-cycles>
    <meta:document-statistic meta:table-count="2" meta:image-count="0" meta:object-count="33" meta:page-count="10" meta:paragraph-count="173" meta:word-count="1116" meta:character-count="7148" meta:non-whitespace-character-count="6168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